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9300000258F66CB201.png" manifest:media-type="image/png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>
      <style:graphic-properties style:protect="size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77cm" fo:min-width="4.34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81cm" fo:min-width="7.622cm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8.494cm"/>
    </style:style>
    <style:style style:name="pr5" style:family="presentation" style:parent-style-name="lyt-bluelinesgrad-outline1">
      <style:graphic-properties draw:auto-grow-height="true" fo:min-height="18.494cm"/>
    </style:style>
    <style:style style:name="pr6" style:family="presentation" style:parent-style-name="lyt-bluelinesgrad-title">
      <style:graphic-properties fo:min-height="3.506cm"/>
    </style:style>
    <style:style style:name="pr7" style:family="presentation" style:parent-style-name="lyt-bluelinesgrad-outline1">
      <style:graphic-properties fo:min-height="13.132cm"/>
    </style:style>
    <style:style style:name="pr8" style:family="presentation" style:parent-style-name="lyt-bluelinesgrad-outline1">
      <style:graphic-properties draw:stroke="none" draw:fill="none" fo:min-height="5.71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style:font-size-asian="28.100000381469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text-properties fo:font-size="48pt" style:font-size-asian="48pt" style:font-size-complex="48pt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loext:graphic-properties draw:fill="none"/>
      <style:text-properties fo:font-size="44pt" style:font-size-asian="44pt" style:font-size-complex="44pt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60pt" style:font-name-asian="標楷體2" style:font-size-asian="60pt" style:font-size-complex="60pt"/>
    </style:style>
    <style:style style:name="T3" style:family="text">
      <style:text-properties style:font-name="標楷體2" fo:font-size="28pt" style:font-name-asian="標楷體2" style:font-size-asian="28pt" style:font-size-complex="28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cc" fo:text-shadow="1pt 1pt"/>
    </style:style>
    <style:style style:name="T10" style:family="text">
      <style:text-properties fo:color="#0000ff" fo:text-shadow="1pt 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1.4cm" svg:y="5.199cm" presentation:class="subtitle" presentation:user-transformed="true">
          <draw:text-box>
            <text:p text:style-name="P1"><text:span text:style-name="T1">從《太極語》到《兩儀語》？</text:span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5</text:span><text:span text:style-name="T3">年</text:span><text:span text:style-name="T3">12</text:span><text:span text:style-name="T3">月</text:span><text:span text:style-name="T3">14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前情提要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2015年12月12日，我開始創造太極語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、我寫了</text:p>
          </draw:text-box>
        </draw:frame>
        <draw:frame draw:style-name="gr3" draw:text-style-name="P6" draw:layer="layout" svg:width="17.437cm" svg:height="15.876cm" svg:x="5.277cm" svg:y="4.37cm">
          <draw:image xlink:href="Pictures/100000000000029300000258F66CB201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意是說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太極語</text:p>
                <text:list>
                  <text:list-item>
                    <text:p>基本上沒有語法</text:p>
                  </text:list-item>
                  <text:list-item>
                    <text:p>語句就是一堆字的組合</text:p>
                  </text:list-item>
                  <text:list-item>
                    <text:p>字可以分為符號和字母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太極語設計的目的</text:p>
          </draw:text-box>
        </draw:frame>
        <draw:frame presentation:style-name="pr5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是為了讓《機器翻譯》很容易</text:span></text:p>
              </text:list-item>
              <text:list-item>
                <text:p><text:span text:style-name="T5">於是我們採用了類似古漢語的模式</text:span></text:p>
              </text:list-item>
              <text:list-item>
                <text:p><text:span text:style-name="T5">只要意義傳達到了，語法不重要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6">為了讓太極語易寫易懂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5">我決定利用</text:span></text:p>
                <text:list>
                  <text:list-item>
                    <text:p><text:span text:style-name="T5">《電腦的超強記憶力》</text:span></text:p>
                  </text:list-item>
                  <text:list-item>
                    <text:p><text:span text:style-name="T5">《人腦的超強腦補力》</text:span></text:p>
                  </text:list-item>
                </text:list>
              </text:list-item>
              <text:list-item>
                <text:p><text:span text:style-name="T5">然後透過翻譯程式與</text:span><text:span text:style-name="T5">IDE</text:span><text:span text:style-name="T5">與作中介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太極語的寫作者</text:p>
                <text:list>
                  <text:list-item>
                    <text:p>不需要背單字</text:p>
                  </text:list-item>
                  <text:list-item>
                    <text:p>只要用母語就可以了</text:p>
                  </text:list-item>
                  <text:list-item>
                    <text:p>電腦會自動幫你翻譯單字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而太極語的閱讀者</text:p>
          </draw:text-box>
        </draw:frame>
        <draw:frame presentation:style-name="pr5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也不需要背單字</text:span></text:p>
              </text:list-item>
              <text:list-item>
                <text:p><text:span text:style-name="T6">因為電腦會翻譯給你看</text:span></text:p>
              </text:list-item>
              <text:list-item>
                <text:p><text:span text:style-name="T6">只需要用心去感受，</text:span><text:span text:style-name="T6"><text:line-break/></text:span><text:span text:style-name="T6">文章到底是甚麼意思就行了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換句話說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電腦負責背單字</text:p>
              </text:list-item>
              <text:list-item>
                <text:p>人腦負責去理解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寫作者盡可能寫得精簡</text:p>
              </text:list-item>
              <text:list-item>
                <text:p>閱讀者盡可能努力理解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、就夠了！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、有人問我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那太極語有沒有語法呢？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想、可以說是沒有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、凡事都有例外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太極語雖然沒有語法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但是《兩儀語》有！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太極生兩儀囉！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的話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兩儀語的語法是甚麼呢？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且慢</text:p>
          </draw:text-box>
        </draw:frame>
        <draw:frame presentation:style-name="pr5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先讓我們看看，兩儀是哪兩儀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兩儀指的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名: 名詞 (N)</text:p>
              </text:list-item>
              <text:list-item>
                <text:p>述: 述詞 (P)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、太極語的語句</text:p>
          </draw:text-box>
        </draw:frame>
        <draw:frame presentation:style-name="pr4" draw:text-style-name="P7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5">就可以寫成《名詞</text:span><text:span text:style-name="T5">+</text:span><text:span text:style-name="T5">述詞》的序列</text:span></text:p>
              </text:list-item>
              <text:list-item>
                <text:p><text:span text:style-name="T5">而且述詞和名詞連接後，就還可以形成《複合述詞》和《複合名詞》。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兩儀語的語法</text:p>
          </draw:text-box>
        </draw:frame>
        <draw:frame presentation:style-name="pr7" draw:layer="layout" svg:width="25.199cm" svg:height="13.132cm" svg:x="1.4cm" svg:y="6.014cm" presentation:class="outline" presentation:user-transformed="true">
          <draw:text-box>
            <text:list text:style-name="L3">
              <text:list-item>
                <text:p>就可以寫成</text:p>
                <text:list>
                  <text:list-item>
                    <text:p><text:span text:style-name="T7">S = W(s+W)* e</text:span></text:p>
                  </text:list-item>
                  <text:list-item>
                    <text:p><text:span text:style-name="T7">W = N | P</text:span></text:p>
                  </text:list-item>
                  <text:list-item>
                    <text:p><text:span text:style-name="T7">P = W*P</text:span></text:p>
                  </text:list-item>
                  <text:list-item>
                    <text:p><text:span text:style-name="T7">N = W*N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4.848cm" svg:height="5.027cm" svg:x="18cm" svg:y="9.4cm">
          <draw:text-box>
            <text:p>S : 句子</text:p>
            <text:p>W: 詞彙</text:p>
            <text:p>N : 名詞</text:p>
            <text:p>P : 述詞</text:p>
            <text:p>e <text:s/>: 句尾符號</text:p>
            <text:p>s <text:s/>: 非句尾符號</text:p>
          </draw:text-box>
        </draw:frame>
        <draw:frame draw:style-name="gr5" draw:text-style-name="P9" draw:layer="layout" svg:width="8.122cm" svg:height="4.231cm" svg:x="17.907cm" svg:y="15.373cm">
          <draw:text-box>
            <text:p>述詞短語一定要用述詞結尾</text:p>
            <text:p/>
            <text:p/>
            <text:p>名詞短語一定要用名詞結尾</text:p>
            <text:p/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舉例而言</text:p>
          </draw:text-box>
        </draw:frame>
        <draw:frame presentation:style-name="pr5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以下是兩儀語的語句與詞性</text:span></text:p>
                <text:list>
                  <text:list-item>
                    <text:p><text:span text:style-name="T8">他 跑</text:span></text:p>
                  </text:list-item>
                  <text:list-item>
                    <text:p><text:span text:style-name="T8">N <text:s/>P</text:span></text:p>
                  </text:list-item>
                  <text:list-item>
                    <text:p><text:span text:style-name="T8">我追 他</text:span></text:p>
                  </text:list-item>
                  <text:list-item>
                    <text:p><text:span text:style-name="T8">P=NP 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在兩儀語裡面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只要不是名詞的</text:p>
              </text:list-item>
              <text:list-item>
                <text:p>就被歸類為述詞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此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《跑 跳 說 聽》是述詞</text:p>
              </text:list-item>
              <text:list-item>
                <text:p>《紅 綠 大 小》也是述詞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6">所以、下列語句也是兩儀語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N <text:s/>P<text:line-break/>花 紅<text:line-break/>草 綠<text:line-break/><text:span text:style-name="T9">奶 大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6">當然、兩儀語的句子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並非都只有兩個字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以下語句也是兩儀語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N <text:s/>P=PP<text:line-break/>花 很紅<text:line-break/>草 也綠<text:line-break/><text:span text:style-name="T10">奶 超大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然還可以更長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N=NPN <text:s/>P=PP<text:line-break/>那朵花 很紅<text:line-break/>那些草 也綠<text:line-break/><text:span text:style-name="T9">她的奶 超大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寫到這裡</text:p>
          </draw:text-box>
        </draw:frame>
        <draw:frame presentation:style-name="pr5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《兩儀語》就算被生出來了！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然、您可能會想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下一篇難道是<text:line-break/></text:p>
              </text:list-item>
            </text:list>
          </draw:text-box>
        </draw:frame>
        <draw:frame presentation:style-name="pr8" draw:text-style-name="P11" draw:layer="layout" svg:width="25.2cm" svg:height="5.719cm" svg:x="1.2cm" svg:y="9.6cm">
          <draw:text-box>
            <text:p><text:span text:style-name="T5">《兩儀語》如何生出《四象語》嗎？</text:span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雖然、世事難料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不過我想這是有可能的！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5-12-18T07:20:05.367000000</dc:date>
    <meta:editing-duration>PT15H46M36S</meta:editing-duration>
    <meta:editing-cycles>151</meta:editing-cycles>
    <meta:generator>LibreOffice/4.4.1.2$Windows_x86 LibreOffice_project/45e2de17089c24a1fa810c8f975a7171ba4cd432</meta:generator>
    <meta:document-statistic meta:object-count="159"/>
  </office:meta>
</office:document-meta>
</file>